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268.1pt"/>
    </style:style>
    <style:style style:name="co3" style:family="table-column">
      <style:table-column-properties fo:break-before="auto" style:column-width="221.56pt"/>
    </style:style>
    <style:style style:name="co4" style:family="table-column">
      <style:table-column-properties fo:break-before="auto" style:column-width="338.09pt"/>
    </style:style>
    <style:style style:name="co5" style:family="table-column">
      <style:table-column-properties fo:break-before="auto" style:column-width="274.7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laxed-rigid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AR tag offset</text:p>
          </table:table-cell>
          <table:table-cell table:style-name="ce1" office:value-type="string" calcext:value-type="string">
            <text:p>Initial grasp configuration</text:p>
          </table:table-cell>
          <table:table-cell table:style-name="ce1" office:value-type="string" calcext:value-type="string">
            <text:p>Fingers</text:p>
          </table:table-cell>
          <table:table-cell table:style-name="ce1" office:value-type="string" calcext:value-type="string">
            <text:p>Initial palm pose</text:p>
          </table:table-cell>
          <table:table-cell table:style-name="ce1" office:value-type="string" calcext:value-type="string">
            <text:p>Desired palm pose</text:p>
          </table:table-cell>
          <table:table-cell table:style-name="ce1" office:value-type="string" calcext:value-type="string">
            <text:p>Final palm pos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1024474138,0.0450617257,0.0158757105,-0.1002139316,0.3597762554,-0.1055794574</text:p>
          </table:table-cell>
          <table:table-cell office:value-type="string" calcext:value-type="string">
            <text:p>0.1019386112,0.0473334488,0.0157464435,-0.0905549093,0.3627144235,-0.07624011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770598947,0.0672917127,0.0194768078,-0.1539617257,0.1551292123,0.0661642368</text:p>
          </table:table-cell>
          <table:table-cell office:value-type="string" calcext:value-type="string">
            <text:p>0.0770462099,0.0672830963,0.0194618626,-0.1539343237,0.1549832584,0.06618499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808935607,0.0518479174,0.0263698596,0.149561525,0.2007503361,0.2451372598</text:p>
          </table:table-cell>
          <table:table-cell office:value-type="string" calcext:value-type="string">
            <text:p>0.0809019912,0.0518712243,0.0263691273,0.1493592564,0.2008903767,0.24511938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972928921,0.0916321741,0.0220098317,-0.1584082071,0.4714494021,0.1888866193</text:p>
          </table:table-cell>
          <table:table-cell office:value-type="string" calcext:value-type="string">
            <text:p>0.0965498086,0.0914818731,0.0215529941,-0.1584578822,0.4633944137,0.1905567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105218353,0.0950714868,0.0071457795,-0.2222350997,0.5569275784,0.1375221444</text:p>
          </table:table-cell>
          <table:table-cell office:value-type="string" calcext:value-type="string">
            <text:p>0.1053217351,0.0950544631,0.0076931088,-0.2217192692,0.5568477288,0.13692284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375252427,0.0429718969,0.0507452222,0.0972901238,-0.2459235148,0.1617354229</text:p>
          </table:table-cell>
          <table:table-cell office:value-type="string" calcext:value-type="string">
            <text:p>0.0375291127,0.0429933828,0.0507187024,0.0969799095,-0.2460621951,0.16149699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69058962,0.0658597485,0.0365837034,-0.0492784667,-0.1692802495,0.2468376749</text:p>
          </table:table-cell>
          <table:table-cell office:value-type="string" calcext:value-type="string">
            <text:p>0.0469080553,0.065869291,0.0365787877,-0.0493101477,-0.1692317684,0.2469139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969584389,0.0054962718,0.0449846752,0.2925404961,0.2502997135,0.0033682219</text:p>
          </table:table-cell>
          <table:table-cell office:value-type="string" calcext:value-type="string">
            <text:p>0.0964443248,0.0070812126,0.0445423995,0.3097636811,0.2402331919,0.03552872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61695759,0.0345649334,0.0411415699,0.3042795,-0.2318825681,0.3063799066</text:p>
          </table:table-cell>
          <table:table-cell office:value-type="string" calcext:value-type="string">
            <text:p>0.0461764454,0.034571006,0.041124631,0.3042684955,-0.2318853149,0.3063487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47255418,0.0668898732,0.044811769,0.0104027303,-0.1290639942,0.339165426</text:p>
          </table:table-cell>
          <table:table-cell office:value-type="string" calcext:value-type="string">
            <text:p>0.0447578568,0.0668895704,0.0447365648,0.0105003717,-0.1291660389,0.33919784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976245201,0.0328180954,-0.0006897471,-0.0213888069,0.1300442343,-0.0413225906</text:p>
          </table:table-cell>
          <table:table-cell office:value-type="string" calcext:value-type="string">
            <text:p>0.0974872507,0.0352400885,-0.000674434,-0.0102903255,0.1341202147,-0.01213521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827663522,0.0610191108,-0.0023621254,-0.0002871953,0.0207285619,0.2516212391</text:p>
          </table:table-cell>
          <table:table-cell office:value-type="string" calcext:value-type="string">
            <text:p>0.0827461406,0.0610303378,-0.0021616955,-0.0002765862,0.0207238258,0.2516326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974677884,0.046742468,-0.0080367726,0.4437352876,0.1531057838,0.4082449178</text:p>
          </table:table-cell>
          <table:table-cell office:value-type="string" calcext:value-type="string">
            <text:p>0.0974359265,0.0466927476,-0.0079596607,0.4435927145,0.1524870244,0.40787217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791852757,0.0767599778,-0.0026656021,-0.153612881,0.0495936995,0.2862692835</text:p>
          </table:table-cell>
          <table:table-cell office:value-type="string" calcext:value-type="string">
            <text:p>0.0791381882,0.0767519345,-0.0024656802,-0.1542271626,0.0490407302,0.28557375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852730769,0.0361597957,-0.0107397139,0.3059643607,-0.0272543816,0.198691321</text:p>
          </table:table-cell>
          <table:table-cell office:value-type="string" calcext:value-type="string">
            <text:p>0.0893538133,0.0369488156,-0.0054706077,0.306138063,0.0276853244,0.2207100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633304509,0.0336928663,0.042091504,0.0470789579,-0.0200854677,0.0178695486</text:p>
          </table:table-cell>
          <table:table-cell office:value-type="string" calcext:value-type="string">
            <text:p>0.0676703769,0.0337775765,0.0386581795,0.0528761493,-0.0521216305,0.017091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463772495,0.0784556307,0.0357223568,-0.0670295775,-0.0619138612,0.451206591</text:p>
          </table:table-cell>
          <table:table-cell office:value-type="string" calcext:value-type="string">
            <text:p>0.0484648665,0.0790797298,0.0339982771,-0.0606113677,-0.0718057652,0.45544521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1006766706,0.0414194904,-0.000065336,0.605156167,0.0790120767,0.4566565758</text:p>
          </table:table-cell>
          <table:table-cell office:value-type="string" calcext:value-type="string">
            <text:p>0.100629934,0.0414443648,-0.0001626601,0.6046627148,0.0782888344,0.4556653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823697748,0.0695794633,0.0268628363,-0.1454301887,0.1540628245,0.1329739777</text:p>
          </table:table-cell>
          <table:table-cell office:value-type="string" calcext:value-type="string">
            <text:p>0.0825473084,0.0695317204,0.0265755044,-0.1443597509,0.1511134386,0.13400466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664283263,-0.001103023,0.0352489504,0.332437484,-0.1077557825,-0.0744348377</text:p>
          </table:table-cell>
          <table:table-cell office:value-type="string" calcext:value-type="string">
            <text:p>0.0668061367,0.0001226714,0.0346956206,0.3437049933,-0.1129793916,-0.05038606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831433771,0.0273852701,0.0158675739,-0.0671190012,0.1660908956,-0.2705207975</text:p>
          </table:table-cell>
          <table:table-cell office:value-type="string" calcext:value-type="string">
            <text:p>0.0832825679,0.0294590964,0.0159345467,-0.059721199,0.1717628911,-0.24166407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16363563,0.0581072949,0.0192853685,-0.2139568858,0.2593286139,-0.143664589</text:p>
          </table:table-cell>
          <table:table-cell office:value-type="string" calcext:value-type="string">
            <text:p>0.0916803486,0.0581840685,0.0196178189,-0.2143131621,0.2595813886,-0.14402865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668456203,0.0608590532,0.0156102498,-0.0032276172,0.1044060282,0.15791519</text:p>
          </table:table-cell>
          <table:table-cell office:value-type="string" calcext:value-type="string">
            <text:p>0.0669406142,0.0609465402,0.0159438547,-0.0034678105,0.1052520551,0.15803742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66352551,0.0410714323,0.0156940751,0.1113416385,0.3649634018,0.0614600508</text:p>
          </table:table-cell>
          <table:table-cell office:value-type="string" calcext:value-type="string">
            <text:p>0.0966421841,0.04108927,0.0156989373,0.111252807,0.3650481008,0.0615295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21740919,0.0922188716,0.0085331195,-0.2211984839,0.4492115157,0.1410648092</text:p>
          </table:table-cell>
          <table:table-cell office:value-type="string" calcext:value-type="string">
            <text:p>0.0919493367,0.0921978712,0.0084850745,-0.221619162,0.4469392366,0.1411542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340982366,0.0323521638,0.049279819,-0.0080741683,-0.2863455193,0.0142030194</text:p>
          </table:table-cell>
          <table:table-cell office:value-type="string" calcext:value-type="string">
            <text:p>0.0341239298,0.0323521799,0.0492424088,-0.0080210075,-0.2864010535,0.01434048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45161709,0.0422649249,0.0451978141,0.0938771254,-0.1806946627,0.3183316947</text:p>
          </table:table-cell>
          <table:table-cell office:value-type="string" calcext:value-type="string">
            <text:p>0.0451633467,0.0422655837,0.0451873842,0.0938822651,-0.1807387148,0.31833188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546026439,0.0501236611,0.037337133,0.0425715369,-0.1123417869,0.3048196823</text:p>
          </table:table-cell>
          <table:table-cell office:value-type="string" calcext:value-type="string">
            <text:p>0.0546032169,0.0501209634,0.0373374777,0.0425775362,-0.1123454949,0.30479232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652555996,0.0645356699,0.0228606814,0.1699214558,0.0228797309,0.5484428855</text:p>
          </table:table-cell>
          <table:table-cell office:value-type="string" calcext:value-type="string">
            <text:p>0.0652401475,0.064522582,0.0228288031,0.1698794886,0.0226652722,0.54831796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640958171,0.0638746122,0.0156005241,0.0996863777,0.0129228888,0.4743892403</text:p>
          </table:table-cell>
          <table:table-cell office:value-type="string" calcext:value-type="string">
            <text:p>0.0640959502,0.0638746075,0.0156020023,0.0996866756,0.0129224002,0.4743888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1041660462,0.0209267633,-0.0016401471,-0.1607750851,0.3673570671,-0.226721522</text:p>
          </table:table-cell>
          <table:table-cell office:value-type="string" calcext:value-type="string">
            <text:p>0.1053747826,0.0234009095,-0.0023005625,-0.1492566696,0.3870182528,-0.19545789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872238538,0.0786923997,-0.0066521429,-0.0990422115,0.3628648492,0.3360797128</text:p>
          </table:table-cell>
          <table:table-cell office:value-type="string" calcext:value-type="string">
            <text:p>0.0872543353,0.078507522,-0.0063896351,-0.0872095883,0.3632756787,0.34478045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1061365084,0.0249469836,-0.0211601034,0.7281231067,0.3086030946,0.5269439516</text:p>
          </table:table-cell>
          <table:table-cell office:value-type="string" calcext:value-type="string">
            <text:p>0.1061603248,0.0250270068,-0.0211144843,0.7274291137,0.3090497894,0.52737448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924388327,0.0598495574,-0.0020886477,0.0503573587,0.3306764875,0.3027239578</text:p>
          </table:table-cell>
          <table:table-cell office:value-type="string" calcext:value-type="string">
            <text:p>0.0926959923,0.0597803203,-0.0021734642,0.0553773923,0.3337531615,0.30603273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722779265,0.0627285889,-0.0025705705,-0.126587516,0.083120611,0.2496030208</text:p>
          </table:table-cell>
          <table:table-cell office:value-type="string" calcext:value-type="string">
            <text:p>0.0724131368,0.0629907636,-0.0018605851,-0.1282765841,0.0847726462,0.24849460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70000221,0.0244267696,0.050834043,-0.0183588036,0.039108757,-0.0046653006</text:p>
          </table:table-cell>
          <table:table-cell office:value-type="string" calcext:value-type="string">
            <text:p>0.064569708,0.0206050709,0.0344178518,0.0478899566,-0.205380938,0.03576423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50012647,0.0651938967,0.043467161,0.0150750444,0.069060623,0.4886135239</text:p>
          </table:table-cell>
          <table:table-cell office:value-type="string" calcext:value-type="string">
            <text:p>0.0664971829,0.0644223387,0.0398612254,0.0300674803,0.0281498094,0.48994718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710558997,0.076727753,0.0132589163,0.0585718258,-0.0239353135,0.5946348285</text:p>
          </table:table-cell>
          <table:table-cell office:value-type="string" calcext:value-type="string">
            <text:p>0.0710898065,0.0767026436,0.01320097,0.0587650409,-0.0239055899,0.59441259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753552848,0.0376691767,0.0405888762,0.1609828837,0.0247117792,0.3543459244</text:p>
          </table:table-cell>
          <table:table-cell office:value-type="string" calcext:value-type="string">
            <text:p>0.0755300049,0.0377311935,0.0403579697,0.1611703012,0.0238953309,0.35393125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94651321,-0.0147011256,0.0255779765,0.3429920282,-0.1564072514,-0.0833193309</text:p>
          </table:table-cell>
          <table:table-cell office:value-type="string" calcext:value-type="string">
            <text:p>0.0696894149,-0.0137739443,0.0255056179,0.3533507033,-0.1591330816,-0.06315753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53834461,-0.0013377802,-0.0044960944,-0.1302853928,-0.1141750278,-0.0408383662</text:p>
          </table:table-cell>
          <table:table-cell office:value-type="string" calcext:value-type="string">
            <text:p>0.0958535409,-0.0007115734,-0.0020872114,-0.1343177814,-0.1067872597,-0.04421938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1089624573,0.0193477269,-0.0055428865,0.0378234683,0.0474430669,0.1899363178</text:p>
          </table:table-cell>
          <table:table-cell office:value-type="string" calcext:value-type="string">
            <text:p>0.1089574902,0.0193482703,-0.0055007919,0.0378112936,0.0474363226,0.1899365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9050788,-0.0302737747,-0.0143937027,0.1560732163,0.0233442645,-0.1497862704</text:p>
          </table:table-cell>
          <table:table-cell office:value-type="string" calcext:value-type="string">
            <text:p>0.0996268581,-0.0291677091,-0.0144004233,0.1607166278,0.0237513204,-0.1378288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91463742,0.0376374191,-0.0146446294,-0.1981751982,-0.044406174,0.2686818447</text:p>
          </table:table-cell>
          <table:table-cell office:value-type="string" calcext:value-type="string">
            <text:p>0.1007223529,0.0401247598,-0.0070432548,-0.1996141047,-0.0270128884,0.257367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1100900024,-0.0114471295,-0.0070311381,-0.0222575563,0.1362971617,-0.093000509</text:p>
          </table:table-cell>
          <table:table-cell office:value-type="string" calcext:value-type="string">
            <text:p>0.1100896093,-0.0114346537,-0.0068820809,-0.0222837051,0.1363827452,-0.093002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760065445,-0.0085364121,0.0393075813,-0.0796266368,-0.0805650827,-0.0129425495</text:p>
          </table:table-cell>
          <table:table-cell office:value-type="string" calcext:value-type="string">
            <text:p>0.0764792375,-0.0083312367,0.0389987045,-0.0772771896,-0.080452197,-0.0080501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15405708,-0.0238001737,0.029763798,0.1412138097,-0.0498440728,0.060654963</text:p>
          </table:table-cell>
          <table:table-cell office:value-type="string" calcext:value-type="string">
            <text:p>0.0819272956,-0.0238344525,0.0293921331,0.1417579888,-0.0520975792,0.05945301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934144222,0.0261506222,0.027127617,0.0006645103,-0.0404261239,0.3776810388</text:p>
          </table:table-cell>
          <table:table-cell office:value-type="string" calcext:value-type="string">
            <text:p>0.0942850636,0.0260717167,0.0253907271,0.0083579279,-0.0528743958,0.38098889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50055242,-0.0481750638,0.0068947812,0.3907504753,-0.1181129108,-0.0240495678</text:p>
          </table:table-cell>
          <table:table-cell office:value-type="string" calcext:value-type="string">
            <text:p>0.0850519653,-0.0481847176,0.0068295933,0.3899435846,-0.1180586751,-0.02513904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06472803,-0.0082455311,0.0350649551,0.0076490135,-0.077591785,0.0829136989</text:p>
          </table:table-cell>
          <table:table-cell office:value-type="string" calcext:value-type="string">
            <text:p>0.0810084399,-0.0082419804,0.0347347426,0.0081000708,-0.0791558359,0.08289603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831623371,0.0159660323,0.024487029,-0.0510016844,0.2276529969,-0.0763462033</text:p>
          </table:table-cell>
          <table:table-cell office:value-type="string" calcext:value-type="string">
            <text:p>0.0840489334,0.0177117053,0.024169686,-0.0404479039,0.2364895169,-0.04691050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816910596,0.0536688362,0.0260465593,-0.1604458015,0.2565345571,0.1564684832</text:p>
          </table:table-cell>
          <table:table-cell office:value-type="string" calcext:value-type="string">
            <text:p>0.0817234819,0.0536939493,0.0260970582,-0.1604579375,0.2569243006,0.15646292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74619197,-0.0168811269,0.0298519903,0.2790655245,0.1643441259,-0.0159355751</text:p>
          </table:table-cell>
          <table:table-cell office:value-type="string" calcext:value-type="string">
            <text:p>0.0750934721,-0.0156833486,0.0299100493,0.2919426453,0.1604057124,0.01341024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642803642,0.0336557237,0.0260115465,-0.1781697435,0.0315213546,-0.0152885041</text:p>
          </table:table-cell>
          <table:table-cell office:value-type="string" calcext:value-type="string">
            <text:p>0.064279144,0.0336579463,0.0260239956,-0.1781675315,0.0315176272,-0.01529683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741694467,0.0655918232,0.0103657771,-0.2780580666,0.2318734521,0.1987680249</text:p>
          </table:table-cell>
          <table:table-cell office:value-type="string" calcext:value-type="string">
            <text:p>0.0757858014,0.063828004,0.010717215,-0.2457281084,0.2461974294,0.20904911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43225989,0.026398379,0.0542437999,0.0400246727,-0.2608746111,-0.1045144184</text:p>
          </table:table-cell>
          <table:table-cell office:value-type="string" calcext:value-type="string">
            <text:p>0.0432220737,0.0264002073,0.0542613431,0.0399812801,-0.2607853641,-0.10453919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673426131,0.0588455341,0.0488682591,0.0999807927,0.0230637195,0.362962201</text:p>
          </table:table-cell>
          <table:table-cell office:value-type="string" calcext:value-type="string">
            <text:p>0.0673485679,0.0588464728,0.04886106,0.1000160659,0.0230848185,0.36298219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852724649,-0.0045397015,0.033368708,0.2372795301,0.0870033632,-0.1611331909</text:p>
          </table:table-cell>
          <table:table-cell office:value-type="string" calcext:value-type="string">
            <text:p>0.0852595318,-0.004540007,0.0333841598,0.2371939358,0.0869060765,-0.1612348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392565966,0.0545147988,0.0506642015,0.0376071631,-0.2258514812,0.3458950496</text:p>
          </table:table-cell>
          <table:table-cell office:value-type="string" calcext:value-type="string">
            <text:p>0.0392663593,0.0545175317,0.050647109,0.0375824238,-0.2258909874,0.34581449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775984664,0.0077523429,0.0366870362,0.0716918134,-0.0134876071,-0.2465851949</text:p>
          </table:table-cell>
          <table:table-cell office:value-type="string" calcext:value-type="string">
            <text:p>0.0780999588,0.0090894515,0.0365307591,0.0827617054,-0.008735344,-0.21919078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841914805,-0.0052387055,0.000773172,-0.1341639195,-0.1271314964,-0.2643479563</text:p>
          </table:table-cell>
          <table:table-cell office:value-type="string" calcext:value-type="string">
            <text:p>0.0842896456,-0.0050930788,0.0014472165,-0.1357417855,-0.1256362944,-0.2648530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724401505,-0.0156952217,0.0072320183,-0.0251832197,-0.2317675692,-0.3280947523</text:p>
          </table:table-cell>
          <table:table-cell office:value-type="string" calcext:value-type="string">
            <text:p>0.0723934166,-0.0156970083,0.0073225242,-0.0258267948,-0.2321124792,-0.32864138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922753179,0.0234082213,-0.0080897266,-0.1005271622,-0.0528632028,0.0298345396</text:p>
          </table:table-cell>
          <table:table-cell office:value-type="string" calcext:value-type="string">
            <text:p>0.0926775107,0.0242421832,-0.004914091,-0.1098841932,-0.0478436707,0.02783564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958972033,-0.014454211,-0.011246694,0.19072843,0.0607655446,-0.1315895992</text:p>
          </table:table-cell>
          <table:table-cell office:value-type="string" calcext:value-type="string">
            <text:p>0.095897836,-0.0144540785,-0.0112470453,0.1907281397,0.0607740154,-0.13158680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866318362,0.0181856237,-0.0108284049,0.0063314546,-0.1431891229,0.0459423856</text:p>
          </table:table-cell>
          <table:table-cell office:value-type="string" calcext:value-type="string">
            <text:p>0.0886062988,0.0210144057,-0.0035757811,-0.0292828927,-0.1102728743,0.0483442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712040294,0.0063083077,0.0317866574,-0.0141545112,-0.2867478372,0.0446555529</text:p>
          </table:table-cell>
          <table:table-cell office:value-type="string" calcext:value-type="string">
            <text:p>0.0712137387,0.0063110393,0.0317751525,-0.0141585387,-0.2867403938,0.04467329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637624186,0.0084972055,0.0359303689,-0.1425460931,-0.3503527502,-0.0374364118</text:p>
          </table:table-cell>
          <table:table-cell office:value-type="string" calcext:value-type="string">
            <text:p>0.0654347628,0.0070371147,0.0351071602,-0.1159228423,-0.3344363643,-0.03253437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75628144,0.030895798,0.029260295,0.0426337308,-0.2422523596,0.3535181829</text:p>
          </table:table-cell>
          <table:table-cell office:value-type="string" calcext:value-type="string">
            <text:p>0.0756346743,0.0309001332,0.0292418588,0.042653802,-0.2423443842,0.35353477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811044468,0.0329011056,0.0165955185,0.1243626495,-0.2678876161,0.4022457268</text:p>
          </table:table-cell>
          <table:table-cell office:value-type="string" calcext:value-type="string">
            <text:p>0.0811111345,0.0329075275,0.0165917605,0.1243518515,-0.2678019675,0.402269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523294745,-0.0111417681,0.0377789474,-0.0280214721,-0.4019000622,-0.1848104489</text:p>
          </table:table-cell>
          <table:table-cell office:value-type="string" calcext:value-type="string">
            <text:p>0.0547774496,-0.0111931395,0.0364974772,-0.0098072737,-0.3880622493,-0.1638574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16076789,0.0251161681,-0.0075335424,0.0760451434,-0.1540665807,-0.0847447831</text:p>
          </table:table-cell>
          <table:table-cell office:value-type="string" calcext:value-type="string">
            <text:p>0.0718901513,0.0252984566,-0.0058466157,0.073791258,-0.1479536768,-0.08467823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1027315115,0.0134498132,-0.0042952225,0.3259832875,0.3352554431,0.0635197272</text:p>
          </table:table-cell>
          <table:table-cell office:value-type="string" calcext:value-type="string">
            <text:p>0.1026006182,0.0132001213,-0.0026711015,0.3291835981,0.3360286745,0.06923046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21844932,0.0746982739,-0.0173842733,0.0289124013,0.096004844,0.3923746116</text:p>
          </table:table-cell>
          <table:table-cell office:value-type="string" calcext:value-type="string">
            <text:p>0.0722348451,0.07470251,-0.0166596398,0.0313530792,0.0954308137,0.3933231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30764985,0.0316746776,0.0013960651,-0.110726098,-0.1419945642,-0.1453310594</text:p>
          </table:table-cell>
          <table:table-cell office:value-type="string" calcext:value-type="string">
            <text:p>0.0742279193,0.0327233773,0.0010480422,-0.0920892825,-0.1185960862,-0.12179145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848454988,0.0319229269,-0.0050018563,0.0479522134,0.0598576483,-0.0315467406</text:p>
          </table:table-cell>
          <table:table-cell office:value-type="string" calcext:value-type="string">
            <text:p>0.0848483364,0.0319275727,-0.0049312718,0.0479410246,0.0599658213,-0.03151958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494512594,0.0296612037,0.0354833157,0.0310498952,-0.1861469165,-0.0460594668</text:p>
          </table:table-cell>
          <table:table-cell office:value-type="string" calcext:value-type="string">
            <text:p>0.0509404263,0.0296781833,0.0342273077,0.0332795742,-0.1924407656,-0.04604154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525652814,0.0348788333,0.0273092098,0.0373373658,-0.2629128918,0.0223804086</text:p>
          </table:table-cell>
          <table:table-cell office:value-type="string" calcext:value-type="string">
            <text:p>0.0529539217,0.0349034155,0.0268587771,0.037810818,-0.264082201,0.02247839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71615311,0.0434047633,0.019639912,-0.0589794826,-0.0927501669,0.0084056445</text:p>
          </table:table-cell>
          <table:table-cell office:value-type="string" calcext:value-type="string">
            <text:p>0.0716827274,0.0433228811,0.0189793679,-0.0569653851,-0.0976852685,0.01017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657562896,-0.0022151467,0.0221518365,0.296462613,-0.1170369196,-0.1718601999</text:p>
          </table:table-cell>
          <table:table-cell office:value-type="string" calcext:value-type="string">
            <text:p>0.0665506788,-0.0013455868,0.0216483986,0.3111190124,-0.1122975039,-0.14628082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372441258,0.044420246,0.0311338309,0.0636648825,-0.3144642871,0.2506223803</text:p>
          </table:table-cell>
          <table:table-cell office:value-type="string" calcext:value-type="string">
            <text:p>0.0391771493,0.0449683401,0.0293810572,0.068053061,-0.3216894928,0.25110132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95723234,-0.0968509836,-0.0191738168,0.0415879018,0.1143903127,-0.0420149105</text:p>
          </table:table-cell>
          <table:table-cell office:value-type="string" calcext:value-type="string">
            <text:p>0.0828888484,-0.0946042704,-0.0201520004,0.053289384,0.113831989,-0.01166127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1021973815,-0.0623058016,-0.0293253122,0.0204815746,-0.0081936983,0.2611649231</text:p>
          </table:table-cell>
          <table:table-cell office:value-type="string" calcext:value-type="string">
            <text:p>0.103508924,-0.060856711,-0.0211423332,-0.0117762147,0.0179415284,0.25639409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00788182,-0.1052126154,-0.0527481725,0.2982841446,-0.0304191936,-0.0615103415</text:p>
          </table:table-cell>
          <table:table-cell office:value-type="string" calcext:value-type="string">
            <text:p>0.0731029827,-0.1032491655,-0.0532741949,0.3092213379,-0.0355817848,-0.0367577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7949341,-0.0781397995,-0.0021352375,-0.006812794,-0.191753411,0.126312095</text:p>
          </table:table-cell>
          <table:table-cell office:value-type="string" calcext:value-type="string">
            <text:p>0.077958404,-0.078130763,-0.0021022381,-0.0068786767,-0.1915286967,0.12637059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809813063,-0.0789185344,0.0059528861,-0.1055147953,0.0040112337,0.0333013581</text:p>
          </table:table-cell>
          <table:table-cell office:value-type="string" calcext:value-type="string">
            <text:p>0.0809762896,-0.0789144063,0.0059762426,-0.1055432066,0.0039864658,0.0333102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53725242,-0.0925993604,0.0235994456,0.0801136511,-0.1260277049,-0.0463926677</text:p>
          </table:table-cell>
          <table:table-cell office:value-type="string" calcext:value-type="string">
            <text:p>0.0591676484,-0.0922657425,0.0212618049,0.0994105835,-0.1186727196,-0.0197373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952291088,-0.0473110734,0.0149636537,0.0511798464,-0.2369727141,0.408105024</text:p>
          </table:table-cell>
          <table:table-cell office:value-type="string" calcext:value-type="string">
            <text:p>0.0952332905,-0.0472987789,0.0149689396,0.0510779968,-0.2369176773,0.40813766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08563543,-0.1001612359,0.0207710268,0.1525807467,-0.0975364021,-0.0544835531</text:p>
          </table:table-cell>
          <table:table-cell office:value-type="string" calcext:value-type="string">
            <text:p>0.0546488889,-0.0991259163,0.0188600251,0.1648734949,-0.0989404274,-0.02621717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69669829,-0.1169870899,0.0006279013,0.3317035051,0.0560275133,-0.0388951794</text:p>
          </table:table-cell>
          <table:table-cell office:value-type="string" calcext:value-type="string">
            <text:p>0.0602781781,-0.1155984165,-0.0019490414,0.3481924168,0.0405768815,-0.0115703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653665394,-0.0792746245,0.0027235314,0.1286964899,-0.4660123973,0.1542515066</text:p>
          </table:table-cell>
          <table:table-cell office:value-type="string" calcext:value-type="string">
            <text:p>0.0659570079,-0.0791751881,0.0015303364,0.1291260586,-0.4678978205,0.15340548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938768826,0.0346111778,0.0162312777,-0.1437777626,0.3153981326,-0.2969571794</text:p>
          </table:table-cell>
          <table:table-cell office:value-type="string" calcext:value-type="string">
            <text:p>0.0941396252,0.0358250146,0.0166530715,-0.1344488342,0.3223861975,-0.27564751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551417311,0.0645332632,0.0191243694,-0.0627162589,0.0473837069,0.1308740832</text:p>
          </table:table-cell>
          <table:table-cell office:value-type="string" calcext:value-type="string">
            <text:p>0.0551444626,0.0645325057,0.0191468393,-0.0626883189,0.047379128,0.130847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633701191,0.0585365009,0.0360443771,-0.2459002512,-0.0163172785,-0.2524465487</text:p>
          </table:table-cell>
          <table:table-cell office:value-type="string" calcext:value-type="string">
            <text:p>0.0638799854,0.0566234895,0.0367760117,-0.2183287224,0.0011966132,-0.2357325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1006408658,0.0185476241,0.0261244525,0.0155959615,0.406885665,-0.2474558841</text:p>
          </table:table-cell>
          <table:table-cell office:value-type="string" calcext:value-type="string">
            <text:p>0.1004400877,0.0206151335,0.0259288519,0.0264925668,0.4072262338,-0.217762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631864121,0.0197107277,0.0443283882,0.0815974814,0.0701826125,-0.2475418365</text:p>
          </table:table-cell>
          <table:table-cell office:value-type="string" calcext:value-type="string">
            <text:p>0.0636145359,0.0204369443,0.0445432017,0.0936245872,0.0781480827,-0.21796942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409612087,0.0342447006,0.049647,0.0471446612,-0.212633474,-0.2096676432</text:p>
          </table:table-cell>
          <table:table-cell office:value-type="string" calcext:value-type="string">
            <text:p>0.0409956028,0.0342988365,0.0496969919,0.0488016037,-0.2111729767,-0.20526749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61460966,0.049487604,0.0468739907,0.1154482095,-0.2564125104,0.2316828348</text:p>
          </table:table-cell>
          <table:table-cell office:value-type="string" calcext:value-type="string">
            <text:p>0.0261222381,0.0495213549,0.0468502471,0.1151340778,-0.2566573136,0.2317493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07649385,0.0220721412,0.0349480685,0.2017866221,-0.4294268476,-0.2631922759</text:p>
          </table:table-cell>
          <table:table-cell office:value-type="string" calcext:value-type="string">
            <text:p>0.0212106007,0.0219120549,0.0353786595,0.2120840419,-0.4199537646,-0.23977825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87939455,0.0399240637,0.0129442897,0.1770249244,-0.367788269,0.1026112003</text:p>
          </table:table-cell>
          <table:table-cell office:value-type="string" calcext:value-type="string">
            <text:p>0.0295460573,0.0413721616,0.0209558042,0.1604324547,-0.3504676487,0.10449816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814145412,-0.0254015203,0.0352600523,0.4654423153,0.2251670425,-0.1781305519</text:p>
          </table:table-cell>
          <table:table-cell office:value-type="string" calcext:value-type="string">
            <text:p>0.0805141027,-0.0237790434,0.0339414784,0.4818473093,0.2083080158,-0.1569712873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0/00/0000</text:date>, <text:time style:data-style-name="N2" text:time-value="13:51:21.382526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3:51:39.239026061</dc:date>
    <meta:editing-duration>PT14M59S</meta:editing-duration>
    <meta:editing-cycles>8</meta:editing-cycles>
    <meta:generator>LibreOffice/5.1.6.2$Linux_X86_64 LibreOffice_project/10m0$Build-2</meta:generator>
    <meta:document-statistic meta:table-count="1" meta:cell-count="707" meta:object-count="0"/>
  </office:meta>
</office:document-meta>
</file>